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68cm" fo:min-width="4.10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04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3.9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2.7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254cm" fo:min-width="1.00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Штрих_20_точка" draw:fill="none" draw:textarea-vertical-align="middle"/>
    </style:style>
    <style:style style:name="gr11" style:family="graphic" style:parent-style-name="standard">
      <style:graphic-properties svg:stroke-width="0.035cm" svg:stroke-color="#000000" draw:marker-start="Arrow_20_concave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0.311cm"/>
    </style:style>
    <style:style style:name="gr16" style:family="graphic" style:parent-style-name="objectwithoutfill">
      <style:graphic-properties svg:stroke-width="0cm" draw:marker-start="Arrow_20_concave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3" style:family="text">
      <style:text-properties style:text-position="33% 58%" style:font-name="Bitstream Charter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21cm" svg:y1="5.188cm" svg:x2="5.804cm" svg:y2="5.188cm">
          <text:p/>
        </draw:line>
        <draw:custom-shape draw:style-name="gr2" draw:text-style-name="P2" draw:layer="layout" svg:width="4.604cm" svg:height="0.518cm" svg:x="1.2cm" svg:y="5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.483cm" svg:y="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005cm" svg:y="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4cm" svg:height="0.2cm" svg:x="1.3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cm" svg:height="0.1cm" svg:x="1.9cm" svg:y="4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cm" svg:y1="4.3cm" svg:x2="2.1cm" svg:y2="1.8cm">
          <text:p/>
        </draw:line>
        <draw:line draw:style-name="gr1" draw:text-style-name="P1" draw:layer="layout" svg:x1="4.9cm" svg:y1="4.3cm" svg:x2="4.9cm" svg:y2="1.8cm">
          <text:p/>
        </draw:line>
        <draw:custom-shape draw:style-name="gr7" draw:text-style-name="P4" draw:layer="layout" svg:width="2.15cm" svg:height="2.15cm" svg:x="2.4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8" draw:text-style-name="P5" draw:layer="layout" svg:width="1.8cm" svg:height="1cm" svg:x="2.611cm" svg:y="1.4cm" draw:kind="arc" draw:start-angle="34.9" draw:end-angle="148.06">
          <text:p/>
        </draw:ellipse>
        <draw:path draw:style-name="gr1" draw:text-style-name="P1" draw:layer="layout" svg:width="0.667cm" svg:height="0.186cm" svg:x="2.097cm" svg:y="1.62cm" svg:viewBox="0 0 668 187" svg:d="M0 187c529 0 668-187 668-187">
          <text:p/>
        </draw:path>
        <draw:path draw:style-name="gr1" draw:text-style-name="P1" draw:layer="layout" svg:width="0.658cm" svg:height="0.184cm" svg:x="4.248cm" svg:y="1.612cm" svg:viewBox="0 0 659 185" svg:d="M659 185c-529 0-659-185-659-185">
          <text:p/>
        </draw:path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1.644cm" svg:y1="4.707cm" svg:x2="1.57cm" svg:y2="4.601cm">
          <text:p/>
        </draw:line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1.644cm" svg:y1="4.707cm" svg:x2="1.57cm" svg:y2="4.601cm">
          <text:p/>
        </draw:line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5.185cm" svg:y1="4.7cm" svg:x2="5.111cm" svg:y2="4.594cm">
          <text:p/>
        </draw:line>
        <draw:line draw:style-name="gr1" draw:text-style-name="P1" draw:layer="layout" svg:x1="5.32cm" svg:y1="4.706cm" svg:x2="5.394cm" svg:y2="4.6cm">
          <text:p/>
        </draw:line>
        <draw:custom-shape draw:style-name="gr9" draw:text-style-name="P3" draw:layer="layout" svg:width="0.1cm" svg:height="0.1cm" svg:x="5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1cm" svg:height="0.1cm" svg:x="1.68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.2cm" svg:y1="2.9cm" svg:x2="5.7cm" svg:y2="2.9cm">
          <text:p/>
        </draw:line>
        <draw:line draw:style-name="gr10" draw:text-style-name="P1" draw:layer="layout" svg:x1="3.5cm" svg:y1="1.1cm" svg:x2="3.5cm" svg:y2="5.8cm">
          <text:p/>
        </draw:line>
        <draw:line draw:style-name="gr1" draw:text-style-name="P1" draw:layer="layout" svg:x1="3.5cm" svg:y1="2.9cm" svg:x2="4.406cm" svg:y2="3.423cm">
          <text:p/>
        </draw:line>
        <draw:circle draw:style-name="gr11" draw:text-style-name="P6" draw:layer="layout" svg:width="1.6cm" svg:height="1.6cm" svg:x="2.7cm" svg:y="2.1cm" draw:kind="arc" draw:start-angle="60" draw:end-angle="120">
          <text:p/>
        </draw:circle>
        <draw:custom-shape draw:style-name="gr9" draw:text-style-name="P3" draw:layer="layout" svg:width="0.1cm" svg:height="0.1cm" svg:x="3.4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0.752cm" svg:height="0.683cm" svg:x="2.948cm" svg:y="2.8cm">
          <draw:text-box>
            <text:p><text:span text:style-name="T1">O</text:span></text:p>
          </draw:text-box>
        </draw:frame>
        <draw:frame draw:style-name="gr13" draw:text-style-name="P7" draw:layer="layout" svg:width="0.714cm" svg:height="0.683cm" svg:x="4.2cm" svg:y="3.2cm">
          <draw:text-box>
            <text:p><text:span text:style-name="T1">A</text:span></text:p>
          </draw:text-box>
        </draw:frame>
        <draw:frame draw:style-name="gr14" draw:text-style-name="P7" draw:layer="layout" svg:width="0.709cm" svg:height="0.683cm" svg:x="4.391cm" svg:y="2.317cm">
          <draw:text-box>
            <text:p><text:span text:style-name="T1">B</text:span></text:p>
          </draw:text-box>
        </draw:frame>
        <draw:frame draw:style-name="gr15" draw:text-style-name="P8" draw:layer="layout" svg:width="0.811cm" svg:height="0.551cm" svg:x="3.756cm" svg:y="2.781cm">
          <draw:text-box>
            <text:p><text:span text:style-name="T2">30</text:span><text:span text:style-name="T3">o</text:span></text:p>
          </draw:text-box>
        </draw:frame>
        <draw:path draw:style-name="gr16" draw:text-style-name="P1" draw:layer="layout" svg:width="0.788cm" svg:height="0.219cm" draw:transform="rotate (1.02066854656628) translate (3.91764526675409cm 3.3940941823087cm)" svg:viewBox="0 0 789 220" svg:d="M220 220c-565-61 125 21 226-30 0 0 151-50 189-103s325-177 3 21l-12-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6T11:37:05.109404975</dc:date>
    <meta:editing-duration>PT1H1M15S</meta:editing-duration>
    <meta:editing-cycles>13</meta:editing-cycles>
    <meta:document-statistic meta:object-count="31"/>
  </office:meta>
</office:document-meta>
</file>